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9b03" officeooo:paragraph-rsid="001e9b03"/>
    </style:style>
    <style:style style:name="P2" style:family="paragraph" style:parent-style-name="Standard">
      <style:text-properties officeooo:rsid="00203c60" officeooo:paragraph-rsid="00203c60"/>
    </style:style>
    <style:style style:name="P3" style:family="paragraph" style:parent-style-name="Preformatted_20_Text">
      <style:text-properties fo:color="#a9b7c6"/>
    </style:style>
    <style:style style:name="P4" style:family="paragraph" style:parent-style-name="Preformatted_20_Text">
      <style:text-properties fo:color="#a9b7c6" style:font-name="Source Code Pro" officeooo:rsid="00220838" officeooo:paragraph-rsid="00220838"/>
    </style:style>
    <style:style style:name="P5" style:family="paragraph" style:parent-style-name="Preformatted_20_Text">
      <style:text-properties fo:color="#a9b7c6" style:font-name="Source Code Pro" officeooo:rsid="0022255c" officeooo:paragraph-rsid="0022255c"/>
    </style:style>
    <style:style style:name="P6" style:family="paragraph" style:parent-style-name="Preformatted_20_Text">
      <style:text-properties officeooo:rsid="00203c60" officeooo:paragraph-rsid="00203c60"/>
    </style:style>
    <style:style style:name="P7" style:family="paragraph" style:parent-style-name="Preformatted_20_Text">
      <style:text-properties officeooo:rsid="0021b8db" officeooo:paragraph-rsid="0021b8db"/>
    </style:style>
    <style:style style:name="P8" style:family="paragraph" style:parent-style-name="Preformatted_20_Text">
      <style:text-properties officeooo:rsid="00220838" officeooo:paragraph-rsid="00220838"/>
    </style:style>
    <style:style style:name="P9" style:family="paragraph" style:parent-style-name="Preformatted_20_Text">
      <style:paragraph-properties fo:margin-top="0cm" fo:margin-bottom="0.499cm" loext:contextual-spacing="false"/>
      <style:text-properties fo:color="#a9b7c6" style:font-name="Source Code Pro"/>
    </style:style>
    <style:style style:name="P10" style:family="paragraph" style:parent-style-name="Preformatted_20_Text">
      <style:text-properties fo:color="#9876aa" style:font-name="Source Code Pro" officeooo:rsid="0022255c" officeooo:paragraph-rsid="0022255c" fo:background-color="#232525"/>
    </style:style>
    <style:style style:name="P11" style:family="paragraph" style:parent-style-name="Preformatted_20_Text">
      <style:text-properties fo:color="#9876aa" style:font-name="Source Code Pro" officeooo:rsid="00220838" officeooo:paragraph-rsid="00220838" fo:background-color="#232525"/>
    </style:style>
    <style:style style:name="P12" style:family="paragraph" style:parent-style-name="Preformatted_20_Text">
      <style:text-properties fo:color="#cc7832" style:font-name="Source Code Pro" officeooo:rsid="00220838" officeooo:paragraph-rsid="00220838" fo:background-color="#232525"/>
    </style:style>
    <style:style style:name="T1" style:family="text">
      <style:text-properties fo:background-color="#232525" loext:char-shading-value="0"/>
    </style:style>
    <style:style style:name="T2" style:family="text">
      <style:text-properties fo:color="#6a8759"/>
    </style:style>
    <style:style style:name="T3" style:family="text">
      <style:text-properties fo:color="#6a8759" fo:background-color="#232525" loext:char-shading-value="0"/>
    </style:style>
    <style:style style:name="T4" style:family="text">
      <style:text-properties fo:color="#6a8759" style:font-name="Source Code Pro"/>
    </style:style>
    <style:style style:name="T5" style:family="text">
      <style:text-properties fo:color="#cc7832" fo:background-color="#232525" loext:char-shading-value="0"/>
    </style:style>
    <style:style style:name="T6" style:family="text">
      <style:text-properties fo:color="#cc7832" style:font-name="Source Code Pro"/>
    </style:style>
    <style:style style:name="T7" style:family="text">
      <style:text-properties fo:color="#9876aa" fo:background-color="#232525" loext:char-shading-value="0"/>
    </style:style>
    <style:style style:name="T8" style:family="text">
      <style:text-properties fo:color="#9876aa" fo:font-style="italic" fo:background-color="#232525" loext:char-shading-value="0"/>
    </style:style>
    <style:style style:name="T9" style:family="text">
      <style:text-properties fo:color="#9876aa" style:font-name="Source Code Pro"/>
    </style:style>
    <style:style style:name="T10" style:family="text">
      <style:text-properties style:font-name="Source Code Pr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Composer MVC</text:p>
      <text:p text:style-name="P1"/>
      <text:p text:style-name="P1"/>
      <text:p text:style-name="P1"/>
      <text:p text:style-name="P1">Dépendance : Bloc qui font partie de l’assemblage du projet (Github),</text:p>
      <text:p text:style-name="P1"/>
      <text:p text:style-name="P1">Composer : installe en local au sein de votre projet,</text:p>
      <text:p text:style-name="P1"/>
      <text:p text:style-name="P1">APT : gestionnaire de paquet , travaille au niveau global de l’OS,</text:p>
      <text:p text:style-name="P1"/>
      <text:p text:style-name="P1">Faire du nodeJS très demandé dans le entreprise,</text:p>
      <text:p text:style-name="P1"/>
      <text:p text:style-name="P2">Eviter de travailler avec des alpha(produit instable dans sa définition) et beta(stable dans sa définiton mais reste des bugs), </text:p>
      <text:p text:style-name="P2"/>
      <text:p text:style-name="P2"/>
      <text:p text:style-name="P2">Install composer :</text:p>
      <text:p text:style-name="P2"/>
      <text:p text:style-name="P2">sudo apt install curl php-cli php-mbnstring git unzip</text:p>
      <text:p text:style-name="P2"/>
      <text:p text:style-name="P2">cd ~</text:p>
      <text:p text:style-name="P2">curl -sS https://getcomposer,org/installer -o composer-setup,php</text:p>
      <text:p text:style-name="P2"/>
      <text:p text:style-name="P6">sudo php composer-setup.php --install-dir=/usr/local/bin –filename=composer</text:p>
      <text:p text:style-name="P6"/>
      <text:p text:style-name="P6"/>
      <text:p text:style-name="P6"/>
      <text:p text:style-name="P7">composer json : utilisé en développement post-production</text:p>
      <text:p text:style-name="P7"/>
      <text:p text:style-name="P7">composer lock : pour la production jamais dans vendor utilisé pour le déploiment</text:p>
      <text:p text:style-name="P7"/>
      <text:p text:style-name="P8">Version majeur : entraine incompatibilité avec les anciennes fonctions,</text:p>
      <text:p text:style-name="P8"/>
      <text:p text:style-name="P8">Version mineur : Mise à jour ajout de fonctionnalité,</text:p>
      <text:p text:style-name="P8"/>
      <text:p text:style-name="P8">autoload ne marche qu’avec des fichiers php,</text:p>
      <text:p text:style-name="P8"/>
      <text:p text:style-name="P10">Création d’un auto-load</text:p>
      <text:p text:style-name="P10"/>
      <text:p text:style-name="P5"><text:span text:style-name="T7">"autoload"</text:span><text:span text:style-name="T5">: </text:span><text:span text:style-name="T7">{</text:span></text:p>
      <text:p text:style-name="P3"><text:s text:c="4"/><text:span text:style-name="T9">"psr-4"</text:span><text:span text:style-name="T6">: </text:span><text:span text:style-name="T10">{</text:span></text:p>
      <text:p text:style-name="P3"><text:s text:c="8"/><text:span text:style-name="T9">"wcs\\"</text:span><text:span text:style-name="T6">: </text:span><text:span text:style-name="T4">"src/"</text:span></text:p>
      <text:p text:style-name="P3"><text:span text:style-name="T2"><text:s text:c="4"/></text:span><text:span text:style-name="T10">}</text:span></text:p>
      <text:p text:style-name="P9">}</text:p>
      <text:p text:style-name="P10">dansterminal : <text:s/>composer dump-autoload</text:p>
      <text:p text:style-name="P11"/>
      <text:p text:style-name="P4"><text:span text:style-name="T7">$loader </text:span><text:span text:style-name="T1">= </text:span><text:span text:style-name="T8">require__DIR__ </text:span><text:span text:style-name="T1">. </text:span><text:span text:style-name="T3">'/vendor/autoload.php'</text:span><text:span text:style-name="T5">;</text:span></text:p>
      <text:p text:style-name="P12"/>
      <text:p text:style-name="P1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7T09:28:12.775232984</meta:creation-date>
    <meta:generator>LibreOffice/5.1.6.2$Linux_X86_64 LibreOffice_project/10m0$Build-2</meta:generator>
    <dc:date>2017-03-30T09:30:55.187370389</dc:date>
    <meta:editing-duration>PT29M5S</meta:editing-duration>
    <meta:editing-cycles>3</meta:editing-cycles>
    <meta:document-statistic meta:table-count="0" meta:image-count="0" meta:object-count="0" meta:page-count="1" meta:paragraph-count="24" meta:word-count="151" meta:character-count="1066" meta:non-whitespace-character-count="917"/>
  </office:meta>
</office:document-meta>
</file>